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d3cd6" officeooo:paragraph-rsid="001d3cd6" fo:background-color="transparent"/>
    </style:style>
    <style:style style:name="P12" style:family="paragraph" style:parent-style-name="Standard">
      <style:text-properties officeooo:rsid="001e6411" officeooo:paragraph-rsid="001e6411" fo:background-color="transparent"/>
    </style:style>
    <style:style style:name="P13" style:family="paragraph" style:parent-style-name="Standard">
      <style:text-properties officeooo:rsid="001e6411" officeooo:paragraph-rsid="00211367" fo:background-color="transparent"/>
    </style:style>
    <style:style style:name="P14" style:family="paragraph" style:parent-style-name="Standard">
      <style:text-properties officeooo:rsid="00211367" officeooo:paragraph-rsid="00211367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合并webgl_decals.html</text:p>
      <text:p text:style-name="P10"/>
      <text:p text:style-name="P10">戒指定制</text:p>
      <text:p text:style-name="P10"/>
      <text:p text:style-name="P12">1.<text:tab/>创建圆环</text:p>
      <text:p text:style-name="P13">2.<text:tab/>创建文字<text:span text:style-name="T3">，按照圆环的弧度放置</text:span></text:p>
      <text:p text:style-name="P13"><text:span text:style-name="T3">3.<text:tab/></text:span>合并webgl_<text:span text:style-name="T2">decals.html,通过decalgeometry 获得 textgeometry在圆环上的投影，按照圆环的厚度拉<text:tab/>伸。</text:span></text:p>
      <text:p text:style-name="P14">4.<text:tab/>获得文字的外边界，得到文字的边界长度，转换为弧度。</text:p>
      <text:p text:style-name="P14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5T20:12:59.645159037</dc:date>
    <meta:editing-duration>P1DT3H50M18S</meta:editing-duration>
    <meta:editing-cycles>20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399" meta:character-count="705" meta:non-whitespace-character-count="675"/>
  </office:meta>
</office:document-meta>
</file>